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rial4" svg:font-family="Arial" style:font-family-generic="swiss"/>
    <style:font-face style:name="Monospace" svg:font-family="Monospace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" svg:font-family="Arial" style:font-adornments="Negrito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2" style:family="table">
      <style:table-properties style:width="12.09cm" table:align="center"/>
    </style:style>
    <style:style style:name="Tabela2.A" style:family="table-column">
      <style:table-column-properties style:column-width="0.751cm"/>
    </style:style>
    <style:style style:name="Tabela2.B" style:family="table-column">
      <style:table-column-properties style:column-width="5.302cm"/>
    </style:style>
    <style:style style:name="Tabela2.C" style:family="table-column">
      <style:table-column-properties style:column-width="6.036cm"/>
    </style:style>
    <style:style style:name="Tabe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2.C1" style:family="table-cell">
      <style:table-cell-properties style:vertical-align="middle" fo:padding="0.097cm" fo:border="0.002cm solid #000000"/>
    </style:style>
    <style:style style:name="Tabela2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a2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Header">
      <style:paragraph-properties fo:text-align="end" style:justify-single-word="false"/>
      <style:text-properties style:font-name="Arial4"/>
    </style:style>
    <style:style style:name="P2" style:family="paragraph" style:parent-style-name="Standard">
      <style:paragraph-properties fo:margin-left="0cm" fo:margin-right="-0.191cm" fo:text-align="center" style:justify-single-word="false" fo:text-indent="0cm" style:auto-text-indent="false" fo:break-before="page"/>
      <style:text-properties style:font-name="Arial1"/>
    </style:style>
    <style:style style:name="P3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style:font-name="Arial1"/>
    </style:style>
    <style:style style:name="P4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style:font-name="Arial1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cm" fo:margin-right="-0.191cm" fo:text-align="center" style:justify-single-word="false" fo:text-indent="0cm" style:auto-text-indent="false"/>
      <style:text-properties style:font-name="Arial1" fo:font-weight="normal" style:font-weight-asian="normal" style:font-weight-complex="normal"/>
    </style:style>
    <style:style style:name="P7" style:family="paragraph" style:parent-style-name="Standard">
      <style:text-properties style:font-name="FreeMono"/>
    </style:style>
    <style:style style:name="P8" style:family="paragraph" style:parent-style-name="Standard">
      <style:text-properties style:font-name="FreeMono" fo:font-size="12pt" style:font-size-asian="12pt" style:font-size-complex="12pt"/>
    </style:style>
    <style:style style:name="P9" style:family="paragraph" style:parent-style-name="Standard">
      <style:text-properties style:font-name="FreeMono" fo:font-weight="normal" style:font-weight-asian="normal" style:font-weight-complex="normal"/>
    </style:style>
    <style:style style:name="P10" style:family="paragraph" style:parent-style-name="Standard">
      <style:text-properties fo:color="#579d1c" style:font-name="FreeMono" fo:font-weight="normal" style:font-weight-asian="normal" style:font-weight-complex="normal"/>
    </style:style>
    <style:style style:name="P11" style:family="paragraph" style:parent-style-name="_7b__20_Texto_20__7d_">
      <style:text-properties style:font-name="Arial4"/>
    </style:style>
    <style:style style:name="P12" style:family="paragraph" style:parent-style-name="_7b__20_Texto_20__7d_" style:master-page-name="">
      <style:paragraph-properties style:page-number="auto"/>
    </style:style>
    <style:style style:name="P13" style:family="paragraph" style:parent-style-name="_7b__20_Texto_20__7d_">
      <style:paragraph-properties fo:line-height="150%" fo:text-align="justify" style:justify-single-word="false" fo:background-color="transparent" style:shadow="none">
        <style:tab-stops/>
        <style:background-image/>
      </style:paragraph-properties>
    </style:style>
    <style:style style:name="P14" style:family="paragraph" style:parent-style-name="_7b__20_Título_20__7d_">
      <style:paragraph-properties fo:break-before="page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Arial4"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Arial4" fo:font-size="12pt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Monospace" fo:font-size="12pt" style:font-name-asian="Monospace" style:font-size-asian="12pt" style:font-name-complex="Monospace" style:font-size-complex="12pt"/>
    </style:style>
    <style:style style:name="P18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  <style:text-properties style:font-name="Arial4" fo:font-weight="bold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000000" style:font-name="Arial4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0000" style:font-name="Arial4" fo:font-size="12pt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fo:color="#000000" style:font-name="Monospace" fo:font-size="12pt" style:font-name-asian="Monospace" style:font-size-asian="12pt" style:font-name-complex="Monospace" style:font-size-complex="12pt"/>
    </style:style>
    <style:style style:name="P22" style:family="paragraph" style:parent-style-name="Standard">
      <style:text-properties fo:color="#94006b" style:font-name="FreeMono" fo:font-weight="normal" style:font-weight-asian="normal" style:font-weight-complex="normal"/>
    </style:style>
    <style:style style:name="P23" style:family="paragraph" style:parent-style-name="_7b__20_Texto_20__7d_">
      <style:text-properties style:font-name="Arial4"/>
    </style:style>
    <style:style style:name="P24" style:family="paragraph" style:parent-style-name="_7b__20_Texto_20__7d_">
      <style:paragraph-properties fo:margin-left="0cm" fo:margin-right="0cm" fo:text-align="center" style:justify-single-word="false" fo:text-indent="0cm" style:auto-text-indent="false"/>
      <style:text-properties fo:color="#000000" style:font-name="Arial4" fo:font-size="12pt" fo:font-weight="bold" style:font-size-asian="12pt" style:font-weight-asian="bold" style:font-size-complex="12pt" style:font-weight-complex="bold"/>
    </style:style>
    <style:style style:name="P25" style:family="paragraph" style:parent-style-name="_7b__20_Título_20_1_20__7d_" style:master-page-name="Index">
      <style:paragraph-properties style:page-number="2"/>
    </style:style>
    <style:style style:name="P26" style:family="paragraph" style:parent-style-name="_7b__20_Título_20_1_20__7d_" style:list-style-name="Numbering_20_1">
      <style:paragraph-properties fo:break-before="page"/>
    </style:style>
    <style:style style:name="P27" style:family="paragraph" style:parent-style-name="Table_20_Contents">
      <style:paragraph-properties fo:margin-left="-0.021cm" fo:margin-right="-0.002cm" fo:text-align="center" style:justify-single-word="false" fo:text-indent="0cm" style:auto-text-indent="false"/>
      <style:text-properties fo:color="#000000" style:font-name="Arial4" fo:font-size="12pt" fo:font-weight="bold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margin-left="-0.021cm" fo:margin-right="-0.002cm" fo:text-align="center" style:justify-single-word="false" fo:text-indent="0cm" style:auto-text-indent="false"/>
      <style:text-properties fo:color="#000000" style:font-name="Arial4" fo:font-size="12pt" style:font-size-asian="12pt" style:font-size-complex="12pt"/>
    </style:style>
    <style:style style:name="T1" style:family="text">
      <style:text-properties fo:color="#000000"/>
    </style:style>
    <style:style style:name="T2" style:family="text">
      <style:text-properties fo:color="#000000" style:font-name="Arial4"/>
    </style:style>
    <style:style style:name="T3" style:family="text">
      <style:text-properties fo:color="#000000" style:font-name="Arial4" fo:font-weight="bold" style:font-weight-asian="bold" style:font-weight-complex="bold"/>
    </style:style>
    <style:style style:name="T4" style:family="text">
      <style:text-properties fo:color="#000000" style:text-position="super 58%" style:font-name="Arial4"/>
    </style:style>
    <style:style style:name="T5" style:family="text">
      <style:text-properties fo:color="#000000" style:text-position="0% 100%" style:font-name="Arial4" fo:font-size="12pt" fo:font-weight="normal" style:font-size-asian="6pt" style:font-weight-asian="normal" style:font-size-complex="6pt" style:font-weight-complex="normal"/>
    </style:style>
    <style:style style:name="T6" style:family="text">
      <style:text-properties fo:color="#000000" style:text-position="0% 100%" style:font-name="Arial4" fo:font-size="12pt" fo:font-weight="normal" style:font-name-asian="Monospace" style:font-size-asian="6pt" style:font-weight-asian="normal" style:font-name-complex="Monospace" style:font-size-complex="6pt" style:font-weight-complex="normal"/>
    </style:style>
    <style:style style:name="T7" style:family="text">
      <style:text-properties fo:color="#000000" style:text-position="0% 100%" style:font-name="Arial4" fo:font-size="12pt" fo:font-weight="bold" style:font-size-asian="6pt" style:font-weight-asian="bold" style:font-size-complex="6pt" style:font-weight-complex="bold"/>
    </style:style>
    <style:style style:name="T8" style:family="text">
      <style:text-properties fo:color="#000000" fo:font-style="normal" style:font-style-asian="normal" style:font-style-complex="normal"/>
    </style:style>
    <style:style style:name="T9" style:family="text">
      <style:text-properties style:font-name="FreeMono"/>
    </style:style>
    <style:style style:name="T10" style:family="text">
      <style:text-properties style:font-name="Arial4"/>
    </style:style>
    <style:style style:name="T11" style:family="text">
      <style:text-properties style:font-name="Arial4" fo:font-weight="bold" style:font-weight-asian="bold" style:font-weight-complex="bold"/>
    </style:style>
    <style:style style:name="T12" style:family="text">
      <style:text-properties style:font-name="Arial4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color="#94006b"/>
    </style:style>
    <style:style style:name="T14" style:family="text">
      <style:text-properties fo:color="#94006b" fo:font-style="normal" style:font-style-asian="normal" style:font-style-complex="normal"/>
    </style:style>
    <style:style style:name="T15" style:family="text">
      <style:text-properties fo:color="#94006b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color="#94006b" fo:font-weight="normal" style:font-weight-asian="normal" style:font-weight-complex="normal"/>
    </style:style>
    <style:style style:name="T17" style:family="text">
      <style:text-properties fo:color="#579d1c"/>
    </style:style>
    <style:style style:name="T18" style:family="text">
      <style:text-properties style:text-position="super 58%"/>
    </style:style>
    <style:style style:name="fr1" style:family="graphic" style:parent-style-name="Frame">
      <style:graphic-properties style:vertical-pos="from-top" style:vertical-rel="paragraph" style:horizontal-pos="center" style:horizontal-rel="paragraph" fo:padding="0.15cm" fo:border="0.035cm solid #cccccc" style:shadow="none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2">UNIVERSIDADE FEDERAL DE SANTA CATARINA</text:p>
      <text:p text:style-name="P3">CENTRO TECNOLÓGICO</text:p>
      <text:p text:style-name="P3">DEPARTAMENTO DE INFORMÁTICA E ESTATÍSTICA</text:p>
      <text:p text:style-name="P3">CURSO DE CIÊNCIAS DA COMPUTAÇÃO</text:p>
      <text:p text:style-name="P3">DISCIPLINA: Cálculo Numérico para Computação - INE5409</text:p>
      <text:p text:style-name="P3">PROFESSOR: Júlio Felipe Szeremet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TRABALHO 01: UTILIZAÇÃO DA AVALIAÇÃO DO ERRO COMETIDO PARA APROXIMAÇÃO DE NÚMERO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Lucas Pereira Da Silv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lorianópolis</text:p>
      <text:p text:style-name="P6">Março de 2011</text:p>
      <text:p text:style-name="P14">sumário</text:p>
      <text:table-of-content text:style-name="Sect1" text:name="Sumário2">
        <text:table-of-content-source text:outline-level="10" text:use-index-source-styles="true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_7b__20_Título_20__7d_"/>
            <text:index-source-style text:style-name="_7b__20_Título_20_1_20__7d_"/>
            <text:index-source-style text:style-name="_7b__20_Título_20_2_20__7d_"/>
            <text:index-source-style text:style-name="_7b__20_Título_20_3_20__7d_"/>
          </text:index-source-styles>
        </text:table-of-content-source>
        <text:index-body>
          <text:p text:style-name="P18"><text:s/>1 CÁLCULO DE UMA RAIZ QUADRADA QUALQUER COM PRECISÇAO 10<text:span text:style-name="T18">-T</text:span><text:tab/>2</text:p>
          <text:p text:style-name="P18"/>
          <text:p text:style-name="P18"/>
          <text:p text:style-name="P18"><text:s/>2 CÁLCULO DO NÚMERO NEPERIANO<text:tab/>3</text:p>
        </text:index-body>
      </text:table-of-content>
      <text:p text:style-name="_7b__20_Texto_20__7d_"><text:tab/></text:p>
      <text:list xml:id="list548561817" text:style-name="Numbering_20_1">
        <text:list-item>
          <text:p text:style-name="P25">Cálculo de uma raiz quadrada qualquer com precisçao 10<text:span text:style-name="T18">-t</text:span></text:p>
        </text:list-item>
      </text:list>
      <text:p text:style-name="P11">O algorítimo abaixo calcula a raiz quadrada de um número qualquer com uma precisão de T dígitos. Para realizar esta operação será utilizada a seguinte formula para aproximação da raiz quadrada:</text:p>
      <text:p text:style-name="P19"><draw:frame draw:style-name="fr1" draw:name="Quadro4" text:anchor-type="paragraph" svg:y="2.311cm" svg:width="15.829cm" draw:z-index="1"><draw:text-box fo:min-height="6.378cm"><text:p text:style-name="P9"><text:span text:style-name="T1">Ler</text:span><text:span text:style-name="T13"> C</text:span></text:p><text:p text:style-name="P9"><text:span text:style-name="T1">Ler</text:span><text:span text:style-name="T13"> T</text:span></text:p><text:p text:style-name="P9"><text:span text:style-name="T13">X0</text:span> = 1</text:p><text:p text:style-name="P9"><text:span text:style-name="T13">X1</text:span> = (1+<text:span text:style-name="T13">C</text:span>)/2</text:p><text:p text:style-name="P9"><text:span text:style-name="T13">Precisao</text:span> = 10^-<text:span text:style-name="T13">T</text:span></text:p><text:p text:style-name="P7"><text:span text:style-name="T16">Erro</text:span> = 1</text:p><text:p text:style-name="P9"/><text:p text:style-name="P7">Enquanto <text:span text:style-name="T15">Erro</text:span> &gt; <text:span text:style-name="T14">Precisao</text:span> Faça </text:p><text:p text:style-name="P9"><text:tab/><text:span text:style-name="T14">X0</text:span> = <text:span text:style-name="T14">X1</text:span></text:p><text:p text:style-name="P7"><text:tab/><text:span text:style-name="T14">X1</text:span> = (<text:span text:style-name="T14">X0</text:span><text:span text:style-name="T8">+</text:span><text:span text:style-name="T14">C</text:span><text:span text:style-name="T8">/</text:span><text:span text:style-name="T14">X0</text:span><text:span text:style-name="T8">)</text:span><text:span text:style-name="T8">/</text:span><text:span text:style-name="T14">2</text:span></text:p><text:p text:style-name="P9"><text:tab/><text:span text:style-name="T14">Erro</text:span> = |<text:span text:style-name="T14">X1</text:span>–<text:span text:style-name="T14">X0</text:span>|/max{|<text:span text:style-name="T14">X1</text:span>|,|<text:span text:style-name="T14">X0</text:span>|}</text:p><text:p text:style-name="P9">Fim Enquanto</text:p><text:p text:style-name="P9">Escreva <text:span text:style-name="T13">X1</text:span></text:p></draw:text-box></draw:frame><draw:frame draw:style-name="fr2" draw:name="Objeto1" text:anchor-type="as-char" svg:width="2.628cm" svg:height="1.529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<text:p text:style-name="P8"/>
      <text:p text:style-name="P8"/>
      <text:p text:style-name="_7b__20_Texto_20__7d_">O programa foi implementado na linguagem Java e para exemplificar, ao fazermos C = 10 e T = 5 foi impresso na tela o seguinte resultado: 3.162277660168379.</text:p>
      <text:list xml:id="list1971235892" text:continue-numbering="true" text:style-name="Numbering_20_1">
        <text:list-item>
          <text:p text:style-name="P26">Cálculo do Número Neperiano</text:p>
        </text:list-item>
      </text:list>
      <text:p text:style-name="P12"><text:span text:style-name="T10">A função do programa abaixo é calcular o valor do número neperiano (</text:span><text:span text:style-name="T12">e</text:span><text:span text:style-name="T10">). O valor de </text:span><text:span text:style-name="T11">e</text:span><text:span text:style-name="T10"> pode ser calculado através de uma série de Taylor do seguinte formato:</text:span></text:p>
      <text:p text:style-name="P19"><draw:frame draw:style-name="fr1" draw:name="Quadro1" text:anchor-type="paragraph" svg:y="2.311cm" svg:width="16.739cm" draw:z-index="3"><draw:text-box fo:min-height="5.925cm"><text:p text:style-name="P10">#Textos precedidos por “#” são comentários e não são #incorporados ao código.</text:p><text:p text:style-name="P22"/><text:p text:style-name="P9"><text:span text:style-name="T13">E1</text:span> = 1</text:p><text:p text:style-name="P9"><text:span text:style-name="T13">E0</text:span> = 0</text:p><text:p text:style-name="P9"><text:span text:style-name="T13">N</text:span> = 0</text:p><text:p text:style-name="P9"><text:span text:style-name="T13">Erro</text:span> = 1</text:p><text:p text:style-name="P9"/><text:p text:style-name="P9">Enquanto <text:span text:style-name="T14">Erro</text:span> != 0 Faça <text:span text:style-name="T17">#O operador “!=” significa diferente</text:span></text:p><text:p text:style-name="P9"><text:tab/><text:span text:style-name="T14">N</text:span> = <text:span text:style-name="T14">N</text:span>+1</text:p><text:p text:style-name="P9"><text:tab/><text:span text:style-name="T14">E0</text:span> = <text:span text:style-name="T14">E1</text:span></text:p><text:p text:style-name="P9"><text:tab/><text:span text:style-name="T14">E1</text:span> = <text:span text:style-name="T14">E1</text:span>+1/<text:span text:style-name="T14">N</text:span>! <text:tab/> <text:s text:c="3"/><text:span text:style-name="T17">#“N!” significa fatorial de N</text:span></text:p><text:p text:style-name="P9"><text:tab/><text:span text:style-name="T14">Erro</text:span> = |<text:span text:style-name="T14">E1</text:span>–<text:span text:style-name="T14">E0</text:span>|/max{|<text:span text:style-name="T14">E1</text:span>|,|<text:span text:style-name="T14">E0</text:span>|}</text:p><text:p text:style-name="P9"/><text:p text:style-name="P9"><text:tab/>Escreva <text:span text:style-name="T14">E1</text:span></text:p><text:p text:style-name="P9"><text:tab/>Escreva <text:span text:style-name="T14">Erro</text:span></text:p><text:p text:style-name="P9">Fim Enquanto</text:p></draw:text-box></draw:frame><draw:frame draw:style-name="fr2" draw:name="Objeto2" text:anchor-type="as-char" svg:width="5.928cm" svg:height="1.139cm" draw:z-index="2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8"/>
      <text:p text:style-name="P8"/>
      <text:p text:style-name="P8"/>
      <text:p text:style-name="_7b__20_Texto_20__7d_"><text:span text:style-name="T9"><text:tab/></text:span><text:span text:style-name="T2">No programa acima temos a variável E1 que é a N-ésima parcela da série descrita anteriormente e E0 é a N-1-ésima parcela da série. A variável Erro serve para nos indicar o quão perto estamos do verdadeiro número. Um Erro ≤ 10</text:span><text:span text:style-name="T4">-T</text:span><text:span text:style-name="T2"> indica que E1 possui T dígitos do valor exato de </text:span><text:span text:style-name="T3">e</text:span><text:span text:style-name="T2">.</text:span></text:p>
      <text:p text:style-name="P11"><text:tab/>O que o programa acima faz é a cada laço de repetição calcular E0, E1 e o <text:span text:style-name="T1">Erro</text:span>, além de imprimir estes dois últimos. O programa irá realizar estas operações até que ocorra um erro de truncamento, onde a nova parcela da série (1/N!), somada ao valor de E1 não poderá ser incorporado a mantissa do próprio E1. Quando isso ocorrer E1 será igual a E0 e portanto o laço será encerrado. Para implementação do código acima foi usada a linguagem de programação Java e a impressão dos valores de E1 e <text:span text:style-name="T1">Erro</text:span> a cada repetição se encontra na tabela abaixo:</text:p>
      <text:p text:style-name="P20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27">N</text:p>
          </table:table-cell>
          <table:table-cell table:style-name="Tabela2.A1" office:value-type="string">
            <text:p text:style-name="P15">E1</text:p>
          </table:table-cell>
          <table:table-cell table:style-name="Tabela2.C1" office:value-type="string">
            <text:p text:style-name="P24">Erro</text:p>
          </table:table-cell>
        </table:table-row>
        <text:soft-page-break/>
        <table:table-row>
          <table:table-cell table:style-name="Tabela2.A2" office:value-type="float" office:value="1">
            <text:p text:style-name="P28">1</text:p>
          </table:table-cell>
          <table:table-cell table:style-name="Tabela2.A2" office:value-type="float" office:value="2">
            <text:p text:style-name="P16">2</text:p>
          </table:table-cell>
          <table:table-cell table:style-name="Tabela2.C2" office:value-type="string">
            <text:p text:style-name="P16">0.5</text:p>
          </table:table-cell>
        </table:table-row>
        <table:table-row>
          <table:table-cell table:style-name="Tabela2.A2" office:value-type="float" office:value="2">
            <text:p text:style-name="P28">2</text:p>
          </table:table-cell>
          <table:table-cell table:style-name="Tabela2.B3" office:value-type="string">
            <text:p text:style-name="P21">2.5</text:p>
          </table:table-cell>
          <table:table-cell table:style-name="Tabela2.C2" office:value-type="string">
            <text:p text:style-name="P16">0.2</text:p>
          </table:table-cell>
        </table:table-row>
        <table:table-row>
          <table:table-cell table:style-name="Tabela2.A2" office:value-type="float" office:value="3">
            <text:p text:style-name="P28">3</text:p>
          </table:table-cell>
          <table:table-cell table:style-name="Tabela2.B3" office:value-type="string">
            <text:p text:style-name="P17">2.6666666666666665</text:p>
          </table:table-cell>
          <table:table-cell table:style-name="Tabela2.C2" office:value-type="string">
            <text:p text:style-name="P17">0.062499999999999944</text:p>
          </table:table-cell>
        </table:table-row>
        <table:table-row>
          <table:table-cell table:style-name="Tabela2.A2" office:value-type="float" office:value="4">
            <text:p text:style-name="P16">4</text:p>
          </table:table-cell>
          <table:table-cell table:style-name="Tabela2.B3" office:value-type="string">
            <text:p text:style-name="P17">2.708333333333333</text:p>
          </table:table-cell>
          <table:table-cell table:style-name="Tabela2.C2" office:value-type="string">
            <text:p text:style-name="P17">0.015384615384615332</text:p>
          </table:table-cell>
        </table:table-row>
        <table:table-row>
          <table:table-cell table:style-name="Tabela2.A2" office:value-type="float" office:value="5">
            <text:p text:style-name="P16">5</text:p>
          </table:table-cell>
          <table:table-cell table:style-name="Tabela2.B3" office:value-type="string">
            <text:p text:style-name="P17">2.7166666666666663</text:p>
          </table:table-cell>
          <table:table-cell table:style-name="Tabela2.C2" office:value-type="string">
            <text:p text:style-name="P17">0.0030674846625766768</text:p>
          </table:table-cell>
        </table:table-row>
        <table:table-row>
          <table:table-cell table:style-name="Tabela2.A2" office:value-type="float" office:value="6">
            <text:p text:style-name="P16">6</text:p>
          </table:table-cell>
          <table:table-cell table:style-name="Tabela2.B3" office:value-type="string">
            <text:p text:style-name="P17">2.7180555555555554</text:p>
          </table:table-cell>
          <table:table-cell table:style-name="Tabela2.C2" office:value-type="string">
            <text:p text:style-name="P17">5.109862033725888E-4</text:p>
          </table:table-cell>
        </table:table-row>
        <table:table-row>
          <table:table-cell table:style-name="Tabela2.A2" office:value-type="float" office:value="7">
            <text:p text:style-name="P16">7</text:p>
          </table:table-cell>
          <table:table-cell table:style-name="Tabela2.B3" office:value-type="string">
            <text:p text:style-name="P17">2.7182539682539684</text:p>
          </table:table-cell>
          <table:table-cell table:style-name="Tabela2.C2" office:value-type="string">
            <text:p text:style-name="P17">7.299270073000844E-5</text:p>
          </table:table-cell>
        </table:table-row>
        <table:table-row>
          <table:table-cell table:style-name="Tabela2.A2" office:value-type="float" office:value="8">
            <text:p text:style-name="P16">8</text:p>
          </table:table-cell>
          <table:table-cell table:style-name="Tabela2.B3" office:value-type="string">
            <text:p text:style-name="P17">2.71827876984127</text:p>
          </table:table-cell>
          <table:table-cell table:style-name="Tabela2.C2" office:value-type="string">
            <text:p text:style-name="P17">9.124004343056667E-6</text:p>
          </table:table-cell>
        </table:table-row>
        <table:table-row>
          <table:table-cell table:style-name="Tabela2.A2" office:value-type="float" office:value="9">
            <text:p text:style-name="P16">9</text:p>
          </table:table-cell>
          <table:table-cell table:style-name="Tabela2.B3" office:value-type="string">
            <text:p text:style-name="P17">2.7182815255731922</text:p>
          </table:table-cell>
          <table:table-cell table:style-name="Tabela2.C2" office:value-type="string">
            <text:p text:style-name="P17">1.013777232521701E-6</text:p>
          </table:table-cell>
        </table:table-row>
        <table:table-row>
          <table:table-cell table:style-name="Tabela2.A2" office:value-type="float" office:value="10">
            <text:p text:style-name="P16">10</text:p>
          </table:table-cell>
          <table:table-cell table:style-name="Tabela2.B3" office:value-type="string">
            <text:p text:style-name="P17">2.7182818011463845</text:p>
          </table:table-cell>
          <table:table-cell table:style-name="Tabela2.C2" office:value-type="string">
            <text:p text:style-name="P17">1.013777129910655E-7</text:p>
          </table:table-cell>
        </table:table-row>
        <table:table-row>
          <table:table-cell table:style-name="Tabela2.A2" office:value-type="float" office:value="11">
            <text:p text:style-name="P16">11</text:p>
          </table:table-cell>
          <table:table-cell table:style-name="Tabela2.B3" office:value-type="string">
            <text:p text:style-name="P17">2.718281826198493</text:p>
          </table:table-cell>
          <table:table-cell table:style-name="Tabela2.C2" office:value-type="string">
            <text:p text:style-name="P17">9.216155641522974E-9</text:p>
          </table:table-cell>
        </table:table-row>
        <table:table-row>
          <table:table-cell table:style-name="Tabela2.A2" office:value-type="float" office:value="12">
            <text:p text:style-name="P16">12</text:p>
          </table:table-cell>
          <table:table-cell table:style-name="Tabela2.B3" office:value-type="string">
            <text:p text:style-name="P17">2.7182818282861687</text:p>
          </table:table-cell>
          <table:table-cell table:style-name="Tabela2.C2" office:value-type="string">
            <text:p text:style-name="P17">7.680130103798931E-10</text:p>
          </table:table-cell>
        </table:table-row>
        <table:table-row>
          <table:table-cell table:style-name="Tabela2.A2" office:value-type="float" office:value="13">
            <text:p text:style-name="P16">13</text:p>
          </table:table-cell>
          <table:table-cell table:style-name="Tabela2.B3" office:value-type="string">
            <text:p text:style-name="P17">2.7182818284467594</text:p>
          </table:table-cell>
          <table:table-cell table:style-name="Tabela2.C2" office:value-type="string">
            <text:p text:style-name="P17">5.907799927402019E-11</text:p>
          </table:table-cell>
        </table:table-row>
        <table:table-row>
          <table:table-cell table:style-name="Tabela2.A2" office:value-type="float" office:value="14">
            <text:p text:style-name="P16">14</text:p>
          </table:table-cell>
          <table:table-cell table:style-name="Tabela2.B3" office:value-type="string">
            <text:p text:style-name="P17">2.71828182845823</text:p>
          </table:table-cell>
          <table:table-cell table:style-name="Tabela2.C2" office:value-type="string">
            <text:p text:style-name="P17">4.2198804297394E-12</text:p>
          </table:table-cell>
        </table:table-row>
        <table:table-row>
          <table:table-cell table:style-name="Tabela2.A2" office:value-type="float" office:value="15">
            <text:p text:style-name="P16">15</text:p>
          </table:table-cell>
          <table:table-cell table:style-name="Tabela2.B3" office:value-type="string">
            <text:p text:style-name="P17">2.718281828458995</text:p>
          </table:table-cell>
          <table:table-cell table:style-name="Tabela2.C2" office:value-type="string">
            <text:p text:style-name="P17">2.813253619825475E-13</text:p>
          </table:table-cell>
        </table:table-row>
        <table:table-row>
          <table:table-cell table:style-name="Tabela2.A2" office:value-type="float" office:value="16">
            <text:p text:style-name="P16">16</text:p>
          </table:table-cell>
          <table:table-cell table:style-name="Tabela2.B3" office:value-type="string">
            <text:p text:style-name="P17">2.718281828459043</text:p>
          </table:table-cell>
          <table:table-cell table:style-name="Tabela2.C2" office:value-type="string">
            <text:p text:style-name="P17">1.7644099357790124E-14</text:p>
          </table:table-cell>
        </table:table-row>
        <table:table-row>
          <table:table-cell table:style-name="Tabela2.A2" office:value-type="float" office:value="17">
            <text:p text:style-name="P16">17</text:p>
          </table:table-cell>
          <table:table-cell table:style-name="Tabela2.B3" office:value-type="string">
            <text:p text:style-name="P17">2.7182818284590455</text:p>
          </table:table-cell>
          <table:table-cell table:style-name="Tabela2.C2" office:value-type="string">
            <text:p text:style-name="P17">9.802277420994503E-16</text:p>
          </table:table-cell>
        </table:table-row>
        <table:table-row>
          <table:table-cell table:style-name="Tabela2.A2" office:value-type="float" office:value="18">
            <text:p text:style-name="P16">18</text:p>
          </table:table-cell>
          <table:table-cell table:style-name="Tabela2.B3" office:value-type="string">
            <text:p text:style-name="P17">2.7182818284590455</text:p>
          </table:table-cell>
          <table:table-cell table:style-name="Tabela2.C2" office:value-type="string">
            <text:p text:style-name="P17">0.0</text:p>
          </table:table-cell>
        </table:table-row>
      </table:table>
      <text:p text:style-name="P20"/>
      <text:p text:style-name="P13"><text:span text:style-name="T5"><text:tab/>Analisando a tabela acima um fato que percebemos na 18ª execução do laço é que Erro vale zero. Isso ocorre porque a parcela somada a E1 não pode ser incorporada a mantissa e E1 continuou possuindo exatamente o mesmo valor que no laço anterior. Isso fez com que em nosso código E1 fosse igual a E0 e assim o Erro calculado resultou em zero. Ou seja, no computador em que foi processado o algoritmo descrito anteriormente conseguimos obter </text:span><text:span text:style-name="T7">e</text:span><text:span text:style-name="T5"> com 16 (expoente positivo do 17ª Erro) dígitos de confiança. Assim os 16 primeiros dígitos do verdadeiro </text:span><text:span text:style-name="T7">e</text:span><text:span text:style-name="T5"> valem: </text:span><text:span text:style-name="T6">2.718281828459045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rial4" svg:font-family="Arial" style:font-family-generic="swiss"/>
    <style:font-face style:name="Monospace" svg:font-family="Monospace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" svg:font-family="Arial" style:font-adornments="Negrito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6pt" fo:font-weight="bold" style:font-size-asian="16pt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176cm"/>
    </style:style>
    <style:style style:name="_7b__20_Texto_20__7d_" style:display-name="{ Texto }" style:family="paragraph" style:auto-update="true" style:master-page-name="">
      <style:paragraph-properties fo:margin-left="0cm" fo:margin-right="0cm" fo:line-height="150%" fo:text-align="justify" style:justify-single-word="false" fo:text-indent="2cm" style:auto-text-indent="false" style:page-number="auto" fo:background-color="transparent" style:shadow="none">
        <style:tab-stops/>
        <style:background-image/>
      </style:paragraph-properties>
      <style:text-properties fo:color="#000000" style:text-position="0% 100%" style:font-name="Arial1" fo:font-size="12pt" fo:font-weight="normal" style:font-size-asian="6pt" style:font-weight-asian="normal" style:font-size-complex="6pt" style:font-weight-complex="normal"/>
    </style:style>
    <style:style style:name="_7b__20_Título_20__7d_" style:display-name="{ Título }" style:family="paragraph" style:next-style-name="_7b__20_Texto_20__7d_" style:auto-update="true" style:master-page-name="">
      <style:paragraph-properties fo:margin-top="0cm" fo:margin-bottom="2cm" fo:text-align="center" style:justify-single-word="false" style:page-number="auto" fo:background-color="transparent" style:shadow="none">
        <style:tab-stops/>
        <style:background-image/>
      </style:paragraph-properties>
      <style:text-properties fo:text-transform="uppercase" fo:color="#000000" style:font-name="Arial1" fo:font-weight="bold"/>
    </style:style>
    <style:style style:name="_7b__20_Título_20_1_20__7d_" style:display-name="{ Título 1 }" style:family="paragraph" style:next-style-name="_7b__20_Texto_20__7d_" style:auto-update="true" style:list-style-name="Numbering_20_1" style:master-page-name="">
      <style:paragraph-properties fo:margin-top="0cm" fo:margin-bottom="2cm" style:page-number="auto" fo:background-color="transparent" style:shadow="none">
        <style:tab-stops/>
        <style:background-image/>
      </style:paragraph-properties>
      <style:text-properties fo:text-transform="uppercase" fo:color="#000000" style:font-name="Arial" fo:font-weight="bold"/>
    </style:style>
    <style:style style:name="_7b__20_Título_20_2_20__7d_" style:display-name="{ Título 2 }" style:family="paragraph" style:next-style-name="_7b__20_Texto_20__7d_" style:auto-update="true" style:list-style-name="Numbering_20_1" style:master-page-name="">
      <style:paragraph-properties fo:margin-top="2cm" fo:margin-bottom="2cm" style:page-number="auto" fo:background-color="transparent" style:shadow="none">
        <style:tab-stops/>
        <style:background-image/>
      </style:paragraph-properties>
      <style:text-properties fo:color="#000000" style:font-name="Arial" fo:font-weight="bold"/>
    </style:style>
    <style:style style:name="_7b__20_Título_20_3_20__7d_" style:display-name="{ Título 3 }" style:family="paragraph" style:next-style-name="_7b__20_Texto_20__7d_" style:auto-update="true" style:list-style-name="Numbering_20_1" style:master-page-name="">
      <style:paragraph-properties fo:margin-top="2cm" fo:margin-bottom="2cm" style:page-number="auto" fo:background-color="transparent" style:shadow="none">
        <style:tab-stops/>
        <style:background-image/>
      </style:paragraph-properties>
      <style:text-properties fo:color="#000000" style:font-name="Arial2" fo:font-style="italic" fo:font-weight="normal" style:font-style-asian="normal" style:font-weight-asian="bold" style:font-style-complex="normal" style:font-weight-complex="bold"/>
    </style:style>
    <style:style style:name="_7b__20_Título_20_4_20__7d_" style:display-name="{ Título 4 }" style:family="paragraph" style:next-style-name="_7b__20_Texto_20__7d_" style:auto-update="true" style:list-style-name="Numbering_20_1" style:master-page-name="">
      <style:paragraph-properties fo:margin-top="2cm" fo:margin-bottom="2cm" style:page-number="auto" fo:background-color="transparent" style:shadow="none">
        <style:tab-stops/>
        <style:background-image/>
      </style:paragraph-properties>
      <style:text-properties fo:color="#000000" style:font-name="Arial3"/>
    </style:style>
    <style:style style:name="_7b__20_Citação_20_direta_20_grande_20__7d_" style:display-name="{ Citação direta grande }" style:family="paragraph" style:next-style-name="_7b__20_Texto_20__7d_" style:auto-update="true" style:master-page-name="">
      <style:paragraph-properties fo:margin-left="4.001cm" fo:margin-right="0cm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000000" style:font-name="Arial3"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_7b__20_Referências_20__7d_" style:display-name="{ Referências }" style:family="paragraph" style:next-style-name="_7b__20_Texto_20__7d_" style:auto-update="true" style:master-page-name="">
      <style:paragraph-properties fo:line-height="150%" fo:text-align="justify" style:justify-single-word="false" style:page-number="auto" fo:background-color="transparent" style:shadow="none">
        <style:tab-stops/>
        <style:background-image/>
      </style:paragraph-properties>
      <style:text-properties fo:color="#000000" style:font-name="Arial3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a" style:family="paragraph" style:parent-style-name="Caption"/>
    <style:style style:name="Illustration_20_Index_20_Heading" style:display-name="Illustration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/>
    <style:style style:name="Object_20_index_20_heading" style:display-name="Object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4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Index" style:page-layout-name="Mpm3">
      <style:header>
        <text:p text:style-name="MP1"><text:page-number text:select-page="current">4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8-12-02T23:43:30.35</meta:creation-date>
    <dc:date>2011-03-27T16:01:16</dc:date>
    <meta:editing-duration>PT34H49M39S</meta:editing-duration>
    <meta:editing-cycles>323</meta:editing-cycles>
    <meta:generator>OpenOffice.org/3.2$Linux OpenOffice.org_project/320m12$Build-9483</meta:generator>
    <dc:creator>Lucas Pereira</dc:creator>
    <meta:document-statistic meta:table-count="1" meta:image-count="0" meta:object-count="2" meta:page-count="6" meta:paragraph-count="107" meta:word-count="572" meta:character-count="3521"/>
    <meta:user-defined meta:name="Informações 1"/>
    <meta:user-defined meta:name="Informações 2"/>
    <meta:user-defined meta:name="Informações 3"/>
    <meta:user-defined meta:name="Informações 4"/>
  </office:meta>
</office:document-meta>
</file>

<file path=Object 1/content.xml><?xml version="1.0" encoding="utf-8"?>
<math xmlns="http://www.w3.org/1998/Math/MathML">
  <semantics>
    <mrow>
      <mi mathvariant="italic">X1</mi>
      <mi mathvariant="normal">=</mi>
      <mfrac>
        <mrow>
          <mi mathvariant="italic">X0</mi>
          <mo stretchy="false">+</mo>
          <mfrac>
            <mi>C</mi>
            <mi mathvariant="italic">X0</mi>
          </mfrac>
        </mrow>
        <mn>2</mn>
      </mfrac>
    </mrow>
    <annotation encoding="StarMath 5.0">X1 = {X0 + {C over X0}} over 2
</annotation>
  </semantics>
</math>
</file>

<file path=Object 2/content.xml><?xml version="1.0" encoding="utf-8"?>
<math xmlns="http://www.w3.org/1998/Math/MathML">
  <semantics>
    <mrow>
      <mrow>
        <mi>e</mi>
        <mi mathvariant="normal">=</mi>
        <mrow>
          <munderover>
            <mi mathvariant="normal">∑</mi>
            <mi>n</mi>
            <mi mathvariant="normal">∞</mi>
          </munderover>
          <mfrac>
            <mn>1</mn>
            <mrow>
              <mi>n</mi>
              <mi>!</mi>
            </mrow>
          </mfrac>
        </mrow>
      </mrow>
      <mi mathvariant="normal">=</mi>
      <mrow>
        <mrow>
          <mrow>
            <mrow>
              <mfrac>
                <mn>1</mn>
                <mrow>
                  <mn>0</mn>
                  <mi>!</mi>
                </mrow>
              </mfrac>
              <mo stretchy="false">+</mo>
              <mfrac>
                <mn>1</mn>
                <mrow>
                  <mn>1</mn>
                  <mi>!</mi>
                </mrow>
              </mfrac>
            </mrow>
            <mo stretchy="false">+</mo>
            <mfrac>
              <mn>1</mn>
              <mrow>
                <mn>2</mn>
                <mi>!</mi>
              </mrow>
            </mfrac>
          </mrow>
          <mo stretchy="false">+</mo>
          <mfrac>
            <mn>1</mn>
            <mrow>
              <mn>3</mn>
              <mi>!</mi>
            </mrow>
          </mfrac>
        </mrow>
        <mo stretchy="false">+</mo>
        <mo stretchy="false">…</mo>
      </mrow>
    </mrow>
    <annotation encoding="StarMath 5.0">e = sum from{n} to{infinity} {1 over {n!}} = {1 over {0!}} + {1 over {1!}} + {1 over {2!}} + {1 over {3!}} + dotslow 
</annotation>
  </semantics>
</math>
</file>